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10.022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01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1.46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26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2.561cm"/>
    </style:style>
    <style:style style:name="co19" style:family="table-column">
      <style:table-column-properties fo:break-before="auto" style:column-width="2.898cm"/>
    </style:style>
    <style:style style:name="co20" style:family="table-column">
      <style:table-column-properties fo:break-before="auto" style:column-width="1.21cm"/>
    </style:style>
    <style:style style:name="co21" style:family="table-column">
      <style:table-column-properties fo:break-before="auto" style:column-width="1.603cm"/>
    </style:style>
    <style:style style:name="co22" style:family="table-column">
      <style:table-column-properties fo:break-before="auto" style:column-width="4.193cm"/>
    </style:style>
    <style:style style:name="co23" style:family="table-column">
      <style:table-column-properties fo:break-before="auto" style:column-width="2.027cm"/>
    </style:style>
    <style:style style:name="co24" style:family="table-column">
      <style:table-column-properties fo:break-before="auto" style:column-width="1.886cm"/>
    </style:style>
    <style:style style:name="co25" style:family="table-column">
      <style:table-column-properties fo:break-before="auto" style:column-width="3.461cm"/>
    </style:style>
    <style:style style:name="co26" style:family="table-column">
      <style:table-column-properties fo:break-before="auto" style:column-width="3.602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3.7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1"/>
        <table:table-column table:style-name="co9" table:number-columns-repeated="2" table:default-cell-style-name="Default"/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Categoría</text:p>
          </table:table-cell>
          <table:table-cell office:value-type="string">
            <text:p>;</text:p>
          </table:table-cell>
          <table:table-cell office:value-type="string">
            <text:p>Subcategoría</text:p>
          </table:table-cell>
          <table:table-cell table:number-columns-repeated="2"/>
          <table:table-cell office:value-type="string">
            <text:p>;</text:p>
          </table:table-cell>
          <table:table-cell office:value-type="string">
            <text:p>Horas</text:p>
          </table:table-cell>
          <table:table-cell office:value-type="string">
            <text:p>;</text:p>
          </table:table-cell>
          <table:table-cell office:value-type="string">
            <text:p>Porcentaje</text:p>
          </table:table-cell>
          <table:table-cell/>
          <table:table-cell table:formula="of:=CONCATENATE([.F11];[.G11];[.H11];[.K11];[.L11];[.M11];[.N11])" office:value-type="string" office:string-value="Categoría;Subcategoría;Horas;Porcentaje">
            <text:p>Categoría;Subcategoría;Horas;Porcentaje</text:p>
          </table:table-cell>
        </table:table-row>
        <table:table-row table:style-name="ro1">
          <table:table-cell table:number-columns-repeated="5"/>
          <table:table-cell office:value-type="string">
            <text:p>Búsqueda de datos</text:p>
          </table:table-cell>
          <table:table-cell office:value-type="string">
            <text:p>;</text:p>
          </table:table-cell>
          <table:table-cell office:value-type="string">
            <text:p>research + CAM election in 20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;</text:p>
          </table:table-cell>
          <table:table-cell table:formula="of:=[.I12]+[.J12]" office:value-type="float" office:value="1">
            <text:p>1</text:p>
          </table:table-cell>
          <table:table-cell office:value-type="string">
            <text:p>;</text:p>
          </table:table-cell>
          <table:table-cell table:formula="of:=[.L12]/[.$L$31]*100" office:value-type="float" office:value="1.73913043478261">
            <text:p>1,74</text:p>
          </table:table-cell>
          <table:table-cell/>
          <table:table-cell table:formula="of:=CONCATENATE([.F12];[.G12];[.H12];[.K12];[.L12];[.M12];[.N12])" office:value-type="string" office:string-value="Búsqueda de datos;research + CAM election in 2021;1;1,73913043478261">
            <text:p>Búsqueda de datos;research + CAM election in 2021;1;1,73913043478261</text:p>
          </table:table-cell>
        </table:table-row>
        <table:table-row table:style-name="ro1">
          <table:table-cell table:number-columns-repeated="5"/>
          <table:table-cell office:value-type="string">
            <text:p>Búsqueda de datos</text:p>
          </table:table-cell>
          <table:table-cell office:value-type="string">
            <text:p>;</text:p>
          </table:table-cell>
          <table:table-cell office:value-type="string">
            <text:p>research + CAM election in 201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;</text:p>
          </table:table-cell>
          <table:table-cell table:formula="of:=[.I13]+[.J13]" office:value-type="float" office:value="2">
            <text:p>2</text:p>
          </table:table-cell>
          <table:table-cell office:value-type="string">
            <text:p>;</text:p>
          </table:table-cell>
          <table:table-cell table:formula="of:=[.L13]/[.$L$31]*100" office:value-type="float" office:value="3.47826086956522">
            <text:p>3,48</text:p>
          </table:table-cell>
          <table:table-cell/>
          <table:table-cell table:formula="of:=CONCATENATE([.F13];[.G13];[.H13];[.K13];[.L13];[.M13];[.N13])" office:value-type="string" office:string-value="Búsqueda de datos;research + CAM election in 2019;2;3,47826086956522">
            <text:p>Búsqueda de datos;research + CAM election in 2019;2;3,47826086956522</text:p>
          </table:table-cell>
        </table:table-row>
        <table:table-row table:style-name="ro1">
          <table:table-cell table:number-columns-repeated="5"/>
          <table:table-cell office:value-type="string">
            <text:p>Búsqueda de datos</text:p>
          </table:table-cell>
          <table:table-cell office:value-type="string">
            <text:p>;</text:p>
          </table:table-cell>
          <table:table-cell office:value-type="string">
            <text:p>research + Restaurants/bars/pubs</text:p>
          </table:table-cell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office:value-type="string">
            <text:p>;</text:p>
          </table:table-cell>
          <table:table-cell table:formula="of:=[.I14]+[.J14]" office:value-type="float" office:value="3.25">
            <text:p>3,25</text:p>
          </table:table-cell>
          <table:table-cell office:value-type="string">
            <text:p>;</text:p>
          </table:table-cell>
          <table:table-cell table:formula="of:=[.L14]/[.$L$31]*100" office:value-type="float" office:value="5.65217391304348">
            <text:p>5,65</text:p>
          </table:table-cell>
          <table:table-cell/>
          <table:table-cell table:formula="of:=CONCATENATE([.F14];[.G14];[.H14];[.K14];[.L14];[.M14];[.N14])" office:value-type="string" office:string-value="Búsqueda de datos;research + Restaurants/bars/pubs;3,25;5,65217391304348">
            <text:p>Búsqueda de datos;research + Restaurants/bars/pubs;3,25;5,65217391304348</text:p>
          </table:table-cell>
        </table:table-row>
        <table:table-row table:style-name="ro1">
          <table:table-cell table:number-columns-repeated="5"/>
          <table:table-cell office:value-type="string">
            <text:p>Data Wrangling &amp; Mining</text:p>
          </table:table-cell>
          <table:table-cell office:value-type="string">
            <text:p>;</text:p>
          </table:table-cell>
          <table:table-cell office:value-type="string">
            <text:p>coding the dataframe generation for the CAM election result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formula="of:=[.I15]+[.J15]" office:value-type="float" office:value="6">
            <text:p>6</text:p>
          </table:table-cell>
          <table:table-cell office:value-type="string">
            <text:p>;</text:p>
          </table:table-cell>
          <table:table-cell table:formula="of:=[.L15]/[.$L$31]*100" office:value-type="float" office:value="10.4347826086957">
            <text:p>10,43</text:p>
          </table:table-cell>
          <table:table-cell/>
          <table:table-cell table:formula="of:=CONCATENATE([.F15];[.G15];[.H15];[.K15];[.L15];[.M15];[.N15])" office:value-type="string" office:string-value="Data Wrangling &amp; Mining;coding the dataframe generation for the CAM election results;6;10,4347826086957">
            <text:p>Data Wrangling &amp; Mining;coding the dataframe generation for the CAM election results;6;10,4347826086957</text:p>
          </table:table-cell>
        </table:table-row>
        <table:table-row table:style-name="ro1">
          <table:table-cell table:number-columns-repeated="5"/>
          <table:table-cell office:value-type="string">
            <text:p>Data Wrangling &amp; Mining</text:p>
          </table:table-cell>
          <table:table-cell office:value-type="string">
            <text:p>;</text:p>
          </table:table-cell>
          <table:table-cell office:value-type="string">
            <text:p>coding the dataframe generation for the population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;</text:p>
          </table:table-cell>
          <table:table-cell table:formula="of:=[.I16]+[.J16]" office:value-type="float" office:value="1.5">
            <text:p>1,5</text:p>
          </table:table-cell>
          <table:table-cell office:value-type="string">
            <text:p>;</text:p>
          </table:table-cell>
          <table:table-cell table:formula="of:=[.L16]/[.$L$31]*100" office:value-type="float" office:value="2.60869565217391">
            <text:p>2,61</text:p>
          </table:table-cell>
          <table:table-cell/>
          <table:table-cell table:formula="of:=CONCATENATE([.F16];[.G16];[.H16];[.K16];[.L16];[.M16];[.N16])" office:value-type="string" office:string-value="Data Wrangling &amp; Mining;coding the dataframe generation for the population;1,5;2,60869565217391">
            <text:p>Data Wrangling &amp; Mining;coding the dataframe generation for the population;1,5;2,60869565217391</text:p>
          </table:table-cell>
        </table:table-row>
        <table:table-row table:style-name="ro1">
          <table:table-cell table:number-columns-repeated="5"/>
          <table:table-cell office:value-type="string">
            <text:p>Data Wrangling &amp; Mining</text:p>
          </table:table-cell>
          <table:table-cell office:value-type="string">
            <text:p>;</text:p>
          </table:table-cell>
          <table:table-cell office:value-type="string">
            <text:p>cleanning + coding the dataframe for act. in MAdrid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;</text:p>
          </table:table-cell>
          <table:table-cell table:formula="of:=[.I17]+[.J17]" office:value-type="float" office:value="1.5">
            <text:p>1,5</text:p>
          </table:table-cell>
          <table:table-cell office:value-type="string">
            <text:p>;</text:p>
          </table:table-cell>
          <table:table-cell table:formula="of:=[.L17]/[.$L$31]*100" office:value-type="float" office:value="2.60869565217391">
            <text:p>2,61</text:p>
          </table:table-cell>
          <table:table-cell/>
          <table:table-cell table:formula="of:=CONCATENATE([.F17];[.G17];[.H17];[.K17];[.L17];[.M17];[.N17])" office:value-type="string" office:string-value="Data Wrangling &amp; Mining;cleanning + coding the dataframe for act. in MAdrid;1,5;2,60869565217391">
            <text:p>Data Wrangling &amp; Mining;cleanning + coding the dataframe for act. in MAdrid;1,5;2,60869565217391</text:p>
          </table:table-cell>
        </table:table-row>
        <table:table-row table:style-name="ro1">
          <table:table-cell table:number-columns-repeated="5"/>
          <table:table-cell office:value-type="string">
            <text:p>Data Wrangling &amp; Mining</text:p>
          </table:table-cell>
          <table:table-cell office:value-type="string">
            <text:p>;</text:p>
          </table:table-cell>
          <table:table-cell office:value-type="string">
            <text:p>cleanning + coding the dataframe for votos in MAdri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;</text:p>
          </table:table-cell>
          <table:table-cell table:formula="of:=[.I18]+[.J18]" office:value-type="float" office:value="3">
            <text:p>3</text:p>
          </table:table-cell>
          <table:table-cell office:value-type="string">
            <text:p>;</text:p>
          </table:table-cell>
          <table:table-cell table:formula="of:=[.L18]/[.$L$31]*100" office:value-type="float" office:value="5.21739130434783">
            <text:p>5,22</text:p>
          </table:table-cell>
          <table:table-cell/>
          <table:table-cell table:formula="of:=CONCATENATE([.F18];[.G18];[.H18];[.K18];[.L18];[.M18];[.N18])" office:value-type="string" office:string-value="Data Wrangling &amp; Mining;cleanning + coding the dataframe for votos in MAdrid;3;5,21739130434783">
            <text:p>Data Wrangling &amp; Mining;cleanning + coding the dataframe for votos in MAdrid;3;5,21739130434783</text:p>
          </table:table-cell>
        </table:table-row>
        <table:table-row table:style-name="ro1">
          <table:table-cell table:number-columns-repeated="5"/>
          <table:table-cell office:value-type="string">
            <text:p>Documentación</text:p>
          </table:table-cell>
          <table:table-cell office:value-type="string">
            <text:p>;</text:p>
          </table:table-cell>
          <table:table-cell office:value-type="string">
            <text:p>organization/reading documentation for the project</text:p>
          </table:table-cell>
          <table:table-cell table:number-columns-repeated="2"/>
          <table:table-cell office:value-type="string">
            <text:p>;</text:p>
          </table:table-cell>
          <table:table-cell office:value-type="float" office:value="0.5">
            <text:p>0,5</text:p>
          </table:table-cell>
          <table:table-cell office:value-type="string">
            <text:p>;</text:p>
          </table:table-cell>
          <table:table-cell table:formula="of:=[.L19]/[.$L$31]*100" office:value-type="float" office:value="0.869565217391304">
            <text:p>0,87</text:p>
          </table:table-cell>
          <table:table-cell/>
          <table:table-cell table:formula="of:=CONCATENATE([.F19];[.G19];[.H19];[.K19];[.L19];[.M19];[.N19])" office:value-type="string" office:string-value="Documentación;organization/reading documentation for the project;0,5;0,869565217391304">
            <text:p>Documentación;organization/reading documentation for the project;0,5;0,869565217391304</text:p>
          </table:table-cell>
        </table:table-row>
        <table:table-row table:style-name="ro1">
          <table:table-cell table:number-columns-repeated="5"/>
          <table:table-cell office:value-type="string">
            <text:p>Documentación</text:p>
          </table:table-cell>
          <table:table-cell office:value-type="string">
            <text:p>;</text:p>
          </table:table-cell>
          <table:table-cell office:value-type="string">
            <text:p>setting the project track element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table:formula="of:=[.L20]/[.$L$31]*100" office:value-type="float" office:value="1.73913043478261">
            <text:p>1,74</text:p>
          </table:table-cell>
          <table:table-cell/>
          <table:table-cell table:formula="of:=CONCATENATE([.F20];[.G20];[.H20];[.K20];[.L20];[.M20];[.N20])" office:value-type="string" office:string-value="Documentación;setting the project track elements;1;1,73913043478261">
            <text:p>Documentación;setting the project track elements;1;1,73913043478261</text:p>
          </table:table-cell>
        </table:table-row>
        <table:table-row table:style-name="ro1">
          <table:table-cell table:number-columns-repeated="5"/>
          <table:table-cell office:value-type="string">
            <text:p>Documentación</text:p>
          </table:table-cell>
          <table:table-cell office:value-type="string">
            <text:p>;</text:p>
          </table:table-cell>
          <table:table-cell office:value-type="string">
            <text:p>mem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formula="of:=[.I21]+[.J21]" office:value-type="float" office:value="1">
            <text:p>1</text:p>
          </table:table-cell>
          <table:table-cell office:value-type="string">
            <text:p>;</text:p>
          </table:table-cell>
          <table:table-cell table:formula="of:=[.L21]/[.$L$31]*100" office:value-type="float" office:value="1.73913043478261">
            <text:p>1,74</text:p>
          </table:table-cell>
          <table:table-cell/>
          <table:table-cell table:formula="of:=CONCATENATE([.F21];[.G21];[.H21];[.K21];[.L21];[.M21];[.N21])" office:value-type="string" office:string-value="Documentación;memo;1;1,73913043478261">
            <text:p>Documentación;memo;1;1,73913043478261</text:p>
          </table:table-cell>
        </table:table-row>
        <table:table-row table:style-name="ro1">
          <table:table-cell table:number-columns-repeated="5"/>
          <table:table-cell office:value-type="string">
            <text:p>Documentación</text:p>
          </table:table-cell>
          <table:table-cell office:value-type="string">
            <text:p>;</text:p>
          </table:table-cell>
          <table:table-cell office:value-type="string">
            <text:p>PPT</text:p>
          </table:table-cell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office:value-type="string">
            <text:p>;</text:p>
          </table:table-cell>
          <table:table-cell table:formula="of:=[.I22]+[.J22]" office:value-type="float" office:value="3.25">
            <text:p>3,25</text:p>
          </table:table-cell>
          <table:table-cell office:value-type="string">
            <text:p>;</text:p>
          </table:table-cell>
          <table:table-cell table:formula="of:=[.L22]/[.$L$31]*100" office:value-type="float" office:value="5.65217391304348">
            <text:p>5,65</text:p>
          </table:table-cell>
          <table:table-cell/>
          <table:table-cell table:formula="of:=CONCATENATE([.F22];[.G22];[.H22];[.K22];[.L22];[.M22];[.N22])" office:value-type="string" office:string-value="Documentación;PPT;3,25;5,65217391304348">
            <text:p>Documentación;PPT;3,25;5,65217391304348</text:p>
          </table:table-cell>
        </table:table-row>
        <table:table-row table:style-name="ro1">
          <table:table-cell table:number-columns-repeated="5"/>
          <table:table-cell office:value-type="string">
            <text:p>Documentación</text:p>
          </table:table-cell>
          <table:table-cell office:value-type="string">
            <text:p>;</text:p>
          </table:table-cell>
          <table:table-cell office:value-type="string">
            <text:p>Trello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;</text:p>
          </table:table-cell>
          <table:table-cell table:formula="of:=[.I23]+[.J23]" office:value-type="float" office:value="1.25">
            <text:p>1,25</text:p>
          </table:table-cell>
          <table:table-cell office:value-type="string">
            <text:p>;</text:p>
          </table:table-cell>
          <table:table-cell table:formula="of:=[.L23]/[.$L$31]*100" office:value-type="float" office:value="2.17391304347826">
            <text:p>2,17</text:p>
          </table:table-cell>
          <table:table-cell/>
          <table:table-cell table:formula="of:=CONCATENATE([.F23];[.G23];[.H23];[.K23];[.L23];[.M23];[.N23])" office:value-type="string" office:string-value="Documentación;Trello;1,25;2,17391304347826">
            <text:p>Documentación;Trello;1,25;2,17391304347826</text:p>
          </table:table-cell>
        </table:table-row>
        <table:table-row table:style-name="ro1">
          <table:table-cell table:number-columns-repeated="5"/>
          <table:table-cell office:value-type="string">
            <text:p>Documentación</text:p>
          </table:table-cell>
          <table:table-cell office:value-type="string">
            <text:p>;</text:p>
          </table:table-cell>
          <table:table-cell office:value-type="string">
            <text:p>Occupation pie</text:p>
          </table:table-cell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office:value-type="string">
            <text:p>;</text:p>
          </table:table-cell>
          <table:table-cell table:formula="of:=[.I24]+[.J24]" office:value-type="float" office:value="3.25">
            <text:p>3,25</text:p>
          </table:table-cell>
          <table:table-cell office:value-type="string">
            <text:p>;</text:p>
          </table:table-cell>
          <table:table-cell table:formula="of:=[.L24]/[.$L$31]*100" office:value-type="float" office:value="5.65217391304348">
            <text:p>5,65</text:p>
          </table:table-cell>
          <table:table-cell/>
          <table:table-cell table:formula="of:=CONCATENATE([.F24];[.G24];[.H24];[.K24];[.L24];[.M24];[.N24])" office:value-type="string" office:string-value="Documentación;Occupation pie;3,25;5,65217391304348">
            <text:p>Documentación;Occupation pie;3,25;5,65217391304348</text:p>
          </table:table-cell>
        </table:table-row>
        <table:table-row table:style-name="ro1">
          <table:table-cell table:number-columns-repeated="5"/>
          <table:table-cell office:value-type="string">
            <text:p>Visualización de datos</text:p>
          </table:table-cell>
          <table:table-cell office:value-type="string">
            <text:p>;</text:p>
          </table:table-cell>
          <table:table-cell office:value-type="string">
            <text:p>analyzing Data of d4 and d5</text:p>
          </table:table-cell>
          <table:table-cell table:number-columns-repeated="2"/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table:formula="of:=[.L25]/[.$L$31]*100" office:value-type="float" office:value="5.21739130434783">
            <text:p>5,22</text:p>
          </table:table-cell>
          <table:table-cell/>
          <table:table-cell table:formula="of:=CONCATENATE([.F25];[.G25];[.H25];[.K25];[.L25];[.M25];[.N25])" office:value-type="string" office:string-value="Visualización de datos;analyzing Data of d4 and d5;3;5,21739130434783">
            <text:p>Visualización de datos;analyzing Data of d4 and d5;3;5,21739130434783</text:p>
          </table:table-cell>
        </table:table-row>
        <table:table-row table:style-name="ro1">
          <table:table-cell table:number-columns-repeated="5"/>
          <table:table-cell office:value-type="string">
            <text:p>Visualización de datos</text:p>
          </table:table-cell>
          <table:table-cell office:value-type="string">
            <text:p>;</text:p>
          </table:table-cell>
          <table:table-cell office:value-type="string">
            <text:p>flask</text:p>
          </table:table-cell>
          <table:table-cell office:value-type="float" office:value="4">
            <text:p>4</text:p>
          </table:table-cell>
          <table:table-cell/>
          <table:table-cell office:value-type="string">
            <text:p>;</text:p>
          </table:table-cell>
          <table:table-cell table:formula="of:=[.I26]+[.J26]" office:value-type="float" office:value="4">
            <text:p>4</text:p>
          </table:table-cell>
          <table:table-cell office:value-type="string">
            <text:p>;</text:p>
          </table:table-cell>
          <table:table-cell table:formula="of:=[.L26]/[.$L$31]*100" office:value-type="float" office:value="6.95652173913043">
            <text:p>6,96</text:p>
          </table:table-cell>
          <table:table-cell/>
          <table:table-cell table:formula="of:=CONCATENATE([.F26];[.G26];[.H26];[.K26];[.L26];[.M26];[.N26])" office:value-type="string" office:string-value="Visualización de datos;flask;4;6,95652173913043">
            <text:p>Visualización de datos;flask;4;6,95652173913043</text:p>
          </table:table-cell>
        </table:table-row>
        <table:table-row table:style-name="ro1">
          <table:table-cell table:number-columns-repeated="5"/>
          <table:table-cell office:value-type="string">
            <text:p>Visualización de datos</text:p>
          </table:table-cell>
          <table:table-cell office:value-type="string">
            <text:p>;</text:p>
          </table:table-cell>
          <table:table-cell office:value-type="string">
            <text:p>streamlit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office:value-type="string">
            <text:p>;</text:p>
          </table:table-cell>
          <table:table-cell table:formula="of:=[.I27]+[.J27]" office:value-type="float" office:value="6">
            <text:p>6</text:p>
          </table:table-cell>
          <table:table-cell office:value-type="string">
            <text:p>;</text:p>
          </table:table-cell>
          <table:table-cell table:formula="of:=[.L27]/[.$L$31]*100" office:value-type="float" office:value="10.4347826086957">
            <text:p>10,43</text:p>
          </table:table-cell>
          <table:table-cell/>
          <table:table-cell table:formula="of:=CONCATENATE([.F27];[.G27];[.H27];[.K27];[.L27];[.M27];[.N27])" office:value-type="string" office:string-value="Visualización de datos;streamlit;6;10,4347826086957">
            <text:p>Visualización de datos;streamlit;6;10,4347826086957</text:p>
          </table:table-cell>
        </table:table-row>
        <table:table-row table:style-name="ro1">
          <table:table-cell table:number-columns-repeated="5"/>
          <table:table-cell office:value-type="string">
            <text:p>Visualización de datos</text:p>
          </table:table-cell>
          <table:table-cell office:value-type="string">
            <text:p>;</text:p>
          </table:table-cell>
          <table:table-cell office:value-type="string">
            <text:p>Streamlit-filtros</text:p>
          </table:table-cell>
          <table:table-cell table:number-columns-repeated="2"/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table:formula="of:=[.L28]/[.$L$31]*100" office:value-type="float" office:value="5.21739130434783">
            <text:p>5,22</text:p>
          </table:table-cell>
          <table:table-cell/>
          <table:table-cell table:formula="of:=CONCATENATE([.F28];[.G28];[.H28];[.K28];[.L28];[.M28];[.N28])" office:value-type="string" office:string-value="Visualización de datos;Streamlit-filtros;3;5,21739130434783">
            <text:p>Visualización de datos;Streamlit-filtros;3;5,21739130434783</text:p>
          </table:table-cell>
        </table:table-row>
        <table:table-row table:style-name="ro1">
          <table:table-cell table:number-columns-repeated="5"/>
          <table:table-cell office:value-type="string">
            <text:p>Visualización de datos</text:p>
          </table:table-cell>
          <table:table-cell office:value-type="string">
            <text:p>;</text:p>
          </table:table-cell>
          <table:table-cell office:value-type="string">
            <text:p>Visualization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string">
            <text:p>;</text:p>
          </table:table-cell>
          <table:table-cell table:formula="of:=[.I29]+[.J29]" office:value-type="float" office:value="9.5">
            <text:p>9,5</text:p>
          </table:table-cell>
          <table:table-cell office:value-type="string">
            <text:p>;</text:p>
          </table:table-cell>
          <table:table-cell table:formula="of:=[.L29]/[.$L$31]*100" office:value-type="float" office:value="16.5217391304348">
            <text:p>16,52</text:p>
          </table:table-cell>
          <table:table-cell/>
          <table:table-cell table:formula="of:=CONCATENATE([.F29];[.G29];[.H29];[.K29];[.L29];[.M29];[.N29])" office:value-type="string" office:string-value="Visualización de datos;Visualization;9,5;16,5217391304348">
            <text:p>Visualización de datos;Visualization;9,5;16,5217391304348</text:p>
          </table:table-cell>
        </table:table-row>
        <table:table-row table:style-name="ro1">
          <table:table-cell table:number-columns-repeated="5"/>
          <table:table-cell office:value-type="string">
            <text:p>BDD</text:p>
          </table:table-cell>
          <table:table-cell office:value-type="string">
            <text:p>;</text:p>
          </table:table-cell>
          <table:table-cell office:value-type="string">
            <text:p>SQL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string">
            <text:p>;</text:p>
          </table:table-cell>
          <table:table-cell table:formula="of:=[.I30]+[.J30]" office:value-type="float" office:value="3.5">
            <text:p>3,5</text:p>
          </table:table-cell>
          <table:table-cell office:value-type="string">
            <text:p>;</text:p>
          </table:table-cell>
          <table:table-cell table:formula="of:=[.L30]/[.$L$31]*100" office:value-type="float" office:value="6.08695652173913">
            <text:p>6,09</text:p>
          </table:table-cell>
          <table:table-cell/>
          <table:table-cell table:formula="of:=CONCATENATE([.F30];[.G30];[.H30];[.K30];[.L30];[.M30];[.N30])" office:value-type="string" office:string-value="BDD;SQL;3,5;6,08695652173913">
            <text:p>BDD;SQL;3,5;6,08695652173913</text:p>
          </table:table-cell>
        </table:table-row>
        <table:table-row table:style-name="ro1">
          <table:table-cell table:number-columns-repeated="11"/>
          <table:table-cell table:formula="of:=SUM([.L12:.L30])" office:value-type="float" office:value="57.5">
            <text:p>57,5</text:p>
          </table:table-cell>
          <table:table-cell/>
          <table:table-cell table:formula="of:=SUM([.N12:.N30])" office:value-type="float" office:value="100">
            <text:p>100,00</text:p>
          </table:table-cell>
          <table:table-cell table:number-columns-repeated="2"/>
        </table:table-row>
        <table:table-row table:style-name="ro1" table:number-rows-repeated="104854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delo" table:style-name="ta2" table:print="false">
        <office:forms form:automatic-focus="false" form:apply-design-mode="false"/>
        <table:table-column table:style-name="co10" table:number-columns-repeated="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0" table:number-columns-repeated="3" table:default-cell-style-name="Excel_20_Built-in_20_Normal"/>
        <table:table-column table:style-name="co23" table:number-columns-repeated="2" table:default-cell-style-name="Excel_20_Built-in_20_Normal"/>
        <table:table-column table:style-name="co12" table:default-cell-style-name="Excel_20_Built-in_20_Normal"/>
        <table:table-column table:style-name="co24" table:number-columns-repeated="2" table:default-cell-style-name="Excel_20_Built-in_20_Normal"/>
        <table:table-column table:style-name="co23" table:default-cell-style-name="Excel_20_Built-in_20_Normal"/>
        <table:table-column table:style-name="co25" table:number-columns-repeated="2" table:default-cell-style-name="Excel_20_Built-in_20_Normal"/>
        <table:table-column table:style-name="co26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10" table:number-columns-repeated="992" table:default-cell-style-name="Excel_20_Built-in_20_Normal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Municipio</text:p>
          </table:table-cell>
          <table:table-cell office:value-type="string">
            <text:p>Población</text:p>
          </table:table-cell>
          <table:table-cell office:value-type="string">
            <text:p>lon</text:p>
          </table:table-cell>
          <table:table-cell office:value-type="string">
            <text:p>lat</text:p>
          </table:table-cell>
          <table:table-cell office:value-type="string">
            <text:p>Censo</text:p>
          </table:table-cell>
          <table:table-cell office:value-type="string">
            <text:p>Contabilizados</text:p>
          </table:table-cell>
          <table:table-cell office:value-type="string">
            <text:p>% contabilizados</text:p>
          </table:table-cell>
          <table:table-cell office:value-type="string">
            <text:p>Abstenciones</text:p>
          </table:table-cell>
          <table:table-cell office:value-type="string">
            <text:p>% abstenciones</text:p>
          </table:table-cell>
          <table:table-cell office:value-type="string">
            <text:p>Nulos</text:p>
          </table:table-cell>
          <table:table-cell office:value-type="string">
            <text:p>% Nulos</text:p>
          </table:table-cell>
          <table:table-cell office:value-type="string">
            <text:p>Bares y Rest/habitante</text:p>
          </table:table-cell>
          <table:table-cell office:value-type="string">
            <text:p>PP-2021</text:p>
          </table:table-cell>
          <table:table-cell office:value-type="string">
            <text:p>PP-2019</text:p>
          </table:table-cell>
          <table:table-cell office:value-type="string">
            <text:p>PP-Delta</text:p>
          </table:table-cell>
          <table:table-cell office:value-type="string">
            <text:p>PSOE-2021</text:p>
          </table:table-cell>
          <table:table-cell office:value-type="string">
            <text:p>PSOE-2019</text:p>
          </table:table-cell>
          <table:table-cell office:value-type="string">
            <text:p>PSOE-Delta</text:p>
          </table:table-cell>
          <table:table-cell office:value-type="string">
            <text:p>VOX-2021</text:p>
          </table:table-cell>
          <table:table-cell office:value-type="string">
            <text:p>VOX-2019</text:p>
          </table:table-cell>
          <table:table-cell office:value-type="string">
            <text:p>VOX-Delta</text:p>
          </table:table-cell>
          <table:table-cell office:value-type="string">
            <text:p>MÁS MADRID-2021</text:p>
          </table:table-cell>
          <table:table-cell office:value-type="string">
            <text:p>MÁS MADRID-2019</text:p>
          </table:table-cell>
          <table:table-cell office:value-type="string">
            <text:p>MÁS MADRID-Delta</text:p>
          </table:table-cell>
          <table:table-cell office:value-type="string">
            <text:p>PODEMOS-IU -2021</text:p>
          </table:table-cell>
          <table:table-cell office:value-type="string">
            <text:p>PODEMOS-IU -2019</text:p>
          </table:table-cell>
          <table:table-cell office:value-type="string">
            <text:p>PODEMOS-IU <text:s/>-Delta</text:p>
          </table:table-cell>
          <table:table-cell table:number-columns-repeated="992"/>
        </table:table-row>
        <table:table-row table:style-name="ro2">
          <table:table-cell table:number-columns-repeated="5"/>
          <table:table-cell office:value-type="string">
            <text:p>Algete</text:p>
          </table:table-cell>
          <table:table-cell table:number-columns-repeated="3"/>
          <table:table-cell office:value-type="float" office:value="14659">
            <text:p>14659</text:p>
          </table:table-cell>
          <table:table-cell office:value-type="float" office:value="11432">
            <text:p>11432</text:p>
          </table:table-cell>
          <table:table-cell office:value-type="float" office:value="77.99">
            <text:p>77,99</text:p>
          </table:table-cell>
          <table:table-cell office:value-type="float" office:value="3227">
            <text:p>3227</text:p>
          </table:table-cell>
          <table:table-cell office:value-type="float" office:value="22.01">
            <text:p>22,01</text:p>
          </table:table-cell>
          <table:table-cell office:value-type="float" office:value="64">
            <text:p>64</text:p>
          </table:table-cell>
          <table:table-cell office:value-type="float" office:value="0.54">
            <text:p>0,54</text:p>
          </table:table-cell>
          <table:table-cell/>
          <table:table-cell office:value-type="float" office:value="50.23">
            <text:p>50,23</text:p>
          </table:table-cell>
          <table:table-cell office:value-type="float" office:value="21.19">
            <text:p>21,19</text:p>
          </table:table-cell>
          <table:table-cell table:formula="of:=[.R5]-[.S5]" office:value-type="float" office:value="29.04">
            <text:p>29,04</text:p>
          </table:table-cell>
          <table:table-cell office:value-type="float" office:value="14.51">
            <text:p>14,51</text:p>
          </table:table-cell>
          <table:table-cell office:value-type="float" office:value="24.69">
            <text:p>24,69</text:p>
          </table:table-cell>
          <table:table-cell table:formula="of:=[.U5]-[.V5]" office:value-type="float" office:value="-10.18">
            <text:p>-10,18</text:p>
          </table:table-cell>
          <table:table-cell office:value-type="float" office:value="11.69">
            <text:p>11,69</text:p>
          </table:table-cell>
          <table:table-cell office:value-type="float" office:value="12.1">
            <text:p>12,1</text:p>
          </table:table-cell>
          <table:table-cell table:formula="of:=[.X5]-[.Y5]" office:value-type="float" office:value="-0.41">
            <text:p>-0,41</text:p>
          </table:table-cell>
          <table:table-cell office:value-type="float" office:value="13.72">
            <text:p>13,72</text:p>
          </table:table-cell>
          <table:table-cell office:value-type="float" office:value="10.66">
            <text:p>10,66</text:p>
          </table:table-cell>
          <table:table-cell table:formula="of:=[.AA5]-[.AB5]" office:value-type="float" office:value="3.06">
            <text:p>3,06</text:p>
          </table:table-cell>
          <table:table-cell office:value-type="float" office:value="5.02">
            <text:p>5,02</text:p>
          </table:table-cell>
          <table:table-cell office:value-type="float" office:value="4.51">
            <text:p>4,51</text:p>
          </table:table-cell>
          <table:table-cell table:formula="of:=[.AD5]-[.AE5]" office:value-type="float" office:value="0.51">
            <text:p>0,51</text:p>
          </table:table-cell>
          <table:table-cell table:number-columns-repeated="99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6"/>
          <table:table-cell office:value-type="string">
            <text:p>Municipio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oblación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lon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lat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Censo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Contabilizados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% contabilizados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Abstenciones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% abstenciones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Nulos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% Nulos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Bares y Rest/habitante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P-2021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P-2019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P-Delt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SOE-2021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SOE-2019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SOE-Delt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VOX-2021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VOX-2019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VOX-Delt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MÁS MADRID-2021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MÁS MADRID-2019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MÁS MADRID-Delt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ODEMOS-IU -2021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ODEMOS-IU -2019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PODEMOS-IU <text:s/>-Delta</text:p>
          </table:table-cell>
          <table:table-cell table:number-columns-repeated="99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103">
      <number:number number:decimal-places="1"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2">02/06/2021</text:date>, <text:time>15:07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2T15:07:30.95</dc:date>
    <dc:creator>Miguel  Barquero del Pozo</dc:creator>
    <meta:document-statistic meta:table-count="2" meta:cell-count="270" meta:object-count="0"/>
    <meta:generator>OpenOffice/4.1.10$Win32 OpenOffice.org_project/4110m2$Build-9807</meta:generator>
  </office:meta>
</office:document-meta>
</file>